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3C9F59BB348.png" manifest:media-type="image/png"/>
  <manifest:file-entry manifest:full-path="Pictures/1000000000000326000003065841702B.png" manifest:media-type="image/png"/>
  <manifest:file-entry manifest:full-path="Pictures/100000000000031A000001D8988A5759.png" manifest:media-type="image/png"/>
  <manifest:file-entry manifest:full-path="Pictures/10000000000003330000023B29D861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11.852cm" draw:z-index="0"><draw:image xlink:href="Pictures/10000000000003330000023B29D861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3" text:anchor-type="paragraph" svg:width="17cm" svg:height="10.105cm" draw:z-index="2"><draw:image xlink:href="Pictures/100000000000031A000001D8988A5759.png" xlink:type="simple" xlink:show="embed" xlink:actuate="onLoad"/></draw:frame></text:p>
      <text:p text:style-name="Standard"><draw:frame draw:style-name="fr2" draw:name="图像2" text:anchor-type="paragraph" svg:width="17cm" svg:height="16.325cm" draw:z-index="1"><draw:image xlink:href="Pictures/1000000000000326000003065841702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4" text:anchor-type="paragraph" svg:width="17cm" svg:height="20.592cm" draw:z-index="3"><draw:image xlink:href="Pictures/1000000000000320000003C9F59BB34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06:27.680055131</meta:creation-date>
    <dc:date>2018-07-10T11:26:00.720392946</dc:date>
    <meta:editing-duration>PT4M22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4.2.8.2$Linux_X86_64 LibreOffice_project/420m0$Build-2</meta:generator>
  </office:meta>
</office:document-meta>
</file>